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63f" officeooo:paragraph-rsid="000d1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project</text:p>
      <text:p text:style-name="P1"/>
      <text:p text:style-name="P1"/>
      <text:p text:style-name="P1"/>
      <text:p text:style-name="P1"><text:s/>sudo apt update</text:p>
      <text:p text:style-name="P1"><text:s text:c="4"/>2 <text:s/>sudo apt install python3-notebook jupyter-core python-ipykernel <text:s/></text:p>
      <text:p text:style-name="P1"><text:s text:c="4"/>3 <text:s/>jupyter notebook</text:p>
      <text:p text:style-name="P1"><text:s text:c="4"/>4 <text:s/>sudo apt install python3-notebook jupyter</text:p>
      <text:p text:style-name="P1"><text:s text:c="4"/>5 <text:s/>jupyter notebook</text:p>
      <text:p text:style-name="P1"><text:s text:c="4"/>6 <text:s/>sudo apt install firefox</text:p>
      <text:p text:style-name="P1"><text:s text:c="4"/>7 <text:s/>sudo apt update</text:p>
      <text:p text:style-name="P1"><text:s text:c="4"/>8 <text:s/>apt list --upgradable</text:p>
      <text:p text:style-name="P1"><text:s text:c="4"/>9 <text:s/>jupyter notebook</text:p>
      <text:p text:style-name="P1"><text:s text:c="3"/>10 <text:s/>sudo apt install firefox</text:p>
      <text:p text:style-name="P1"><text:s text:c="3"/>11 <text:s/>sudo apt upgrade firefox</text:p>
      <text:p text:style-name="P1"><text:s text:c="3"/>12 <text:s/>sudo apt install google chrome</text:p>
      <text:p text:style-name="P1"><text:s text:c="3"/>13 <text:s/>sudo apt upgrade firefox</text:p>
      <text:p text:style-name="P1"><text:s text:c="3"/>14 <text:s/>sudo apt update</text:p>
      <text:p text:style-name="P1"><text:s text:c="3"/>15 <text:s/>sudo apt install git</text:p>
      <text:p text:style-name="P1"><text:s text:c="3"/>16 <text:s/>git --version</text:p>
      <text:p text:style-name="P1"><text:s text:c="3"/>17 <text:s/>git config --global user.name "ganesh singh choudhary"</text:p>
      <text:p text:style-name="P1"><text:s text:c="3"/>18 <text:s/>git config --global user.email "gschoudhary2507@gmail.com"</text:p>
      <text:p text:style-name="P1"><text:s text:c="3"/>19 <text:s/>nano ~/.gitconfig</text:p>
      <text:p text:style-name="P1"><text:s text:c="3"/>20 <text:s/>mkdir -p ~/git/testing ; cd ~/git/testing</text:p>
      <text:p text:style-name="P1"><text:s text:c="3"/>21 <text:s/>touch ram.txt</text:p>
      <text:p text:style-name="P1"><text:s text:c="3"/>22 <text:s/>git init</text:p>
      <text:p text:style-name="P1"><text:s text:c="3"/>23 <text:s/>git add .</text:p>
      <text:p text:style-name="P1"><text:s text:c="3"/>24 <text:s/>git status</text:p>
      <text:p text:style-name="P1"><text:s text:c="3"/>25 <text:s/>git commit -m "testing is done"</text:p>
      <text:p text:style-name="P1"><text:s text:c="3"/>26 <text:s/>git status</text:p>
      <text:p text:style-name="P1"><text:s text:c="3"/>27 <text:s/>git commit -m "testing is done" -a</text:p>
      <text:p text:style-name="P1"><text:s text:c="3"/>28 <text:s/>git remote add origin https://github.com/ganeshchoudhary/Testing.git</text:p>
      <text:p text:style-name="P1"><text:s text:c="3"/>29 <text:s/>push -u origin master</text:p>
      <text:p text:style-name="P1"><text:s text:c="3"/>30 <text:s/>git push -u origin master</text:p>
      <text:p text:style-name="P1"><text:s text:c="3"/>31 <text:s/>git branch -a</text:p>
      <text:p text:style-name="P1"><text:s text:c="3"/>32 <text:s/>git checkout -b test2</text:p>
      <text:p text:style-name="P1"><text:s text:c="3"/>33 <text:s/>touch develop.txt</text:p>
      <text:p text:style-name="P1"><text:s text:c="3"/>34 <text:s/>git add develop</text:p>
      <text:p text:style-name="P1"><text:s text:c="3"/>35 <text:s/>git add develop.txt</text:p>
      <text:p text:style-name="P1"><text:s text:c="3"/>36 <text:s/>git commit -m "develop file" develop.txt</text:p>
      <text:p text:style-name="P1"><text:s text:c="3"/>37 <text:s/>git status</text:p>
      <text:p text:style-name="P1"><text:s text:c="3"/>38 <text:s/>git checkout master</text:p>
      <text:p text:style-name="P1"><text:s text:c="3"/>39 <text:s/>git branch</text:p>
      <text:p text:style-name="P1"><text:s text:c="3"/>40 <text:s/>git merge develop --no-ff</text:p>
      <text:p text:style-name="P1"><text:s text:c="3"/>41 <text:s/>git merge develop.txt --no-ff</text:p>
      <text:p text:style-name="P1"><text:s text:c="3"/>42 <text:s/>git merge develop.txt</text:p>
      <text:p text:style-name="P1"><text:s text:c="3"/>43 <text:s/>git merge develop.txt --no-ff</text:p>
      <text:p text:style-name="P1"><text:s text:c="3"/>44 <text:s/>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0:05:21.908234543</meta:creation-date>
    <dc:date>2019-02-03T18:34:21.810650944</dc:date>
    <meta:editing-duration>P1DT8H29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5" meta:word-count="211" meta:character-count="1367" meta:non-whitespace-character-count="1025"/>
  </office:meta>
</office:document-meta>
</file>